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900000056F0FE0CBA586E9C22.png" manifest:media-type="image/png"/>
  <manifest:file-entry manifest:full-path="Pictures/10000201000002E2000000579D3C183F387EB2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New times" svg:font-family="'New times'"/>
    <style:font-face style:name="Roboto" svg:font-family="Roboto, Arial, sans-serif"/>
    <style:font-face style:name="consolas" svg:font-family="consolas"/>
    <style:font-face style:name="open sans" svg:font-family="'open sans', sans-serif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Calibri Light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text-properties style:font-name="New times" officeooo:rsid="00191a40" officeooo:paragraph-rsid="00191a40"/>
    </style:style>
    <style:style style:name="P2" style:family="paragraph" style:parent-style-name="Default">
      <style:text-properties style:font-name="New times" fo:font-size="10.5pt" officeooo:rsid="00191a40" officeooo:paragraph-rsid="00191a40" style:font-size-asian="10.5pt" style:font-size-complex="10.5pt"/>
    </style:style>
    <style:style style:name="P3" style:family="paragraph" style:parent-style-name="Default">
      <style:text-properties style:font-name="New times" fo:font-size="10.5pt" fo:font-weight="bold" officeooo:rsid="00191a40" officeooo:paragraph-rsid="00191a40" style:font-size-asian="10.5pt" style:font-weight-asian="bold" style:font-size-complex="10.5pt" style:font-weight-complex="bold"/>
    </style:style>
    <style:style style:name="P4" style:family="paragraph" style:parent-style-name="Default">
      <style:text-properties style:font-name="New times" fo:font-size="11pt" fo:font-weight="normal" officeooo:rsid="00191a40" officeooo:paragraph-rsid="00191a40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variant="normal" fo:text-transform="none" fo:color="#3c4043" style:font-name="New times" fo:font-size="10.5pt" fo:letter-spacing="normal" fo:font-style="normal" fo:font-weight="normal" officeooo:paragraph-rsid="00120e77"/>
    </style:style>
    <style:style style:name="P6" style:family="paragraph" style:parent-style-name="Standard">
      <style:text-properties fo:font-variant="normal" fo:text-transform="none" fo:color="#3c4043" style:font-name="New times" fo:font-size="10.5pt" fo:letter-spacing="normal" fo:font-style="normal" fo:font-weight="normal" officeooo:rsid="00120e77" officeooo:paragraph-rsid="00120e77"/>
    </style:style>
    <style:style style:name="P7" style:family="paragraph" style:parent-style-name="Standard">
      <style:text-properties fo:font-variant="normal" fo:text-transform="none" fo:color="#3c4043" style:font-name="New times" fo:font-size="10.5pt" fo:letter-spacing="normal" fo:font-style="normal" fo:font-weight="normal" officeooo:rsid="00120e77" officeooo:paragraph-rsid="0017017a" style:font-weight-asian="normal" style:font-weight-complex="normal"/>
    </style:style>
    <style:style style:name="P8" style:family="paragraph" style:parent-style-name="Standard">
      <style:text-properties fo:font-variant="normal" fo:text-transform="none" fo:color="#3c4043" style:font-name="New times" fo:font-size="10.5pt" fo:letter-spacing="normal" fo:font-style="normal" fo:font-weight="bold" officeooo:rsid="00120e77" officeooo:paragraph-rsid="0013de85" style:font-weight-asian="bold" style:font-weight-complex="bold"/>
    </style:style>
    <style:style style:name="P9" style:family="paragraph" style:parent-style-name="Standard">
      <style:text-properties fo:font-variant="normal" fo:text-transform="none" fo:color="#3c4043" style:font-name="New times" fo:font-size="11pt" fo:letter-spacing="normal" fo:font-style="normal" fo:font-weight="normal" officeooo:rsid="00120e77" officeooo:paragraph-rsid="00120e77" style:font-size-asian="11pt" style:font-size-complex="11pt"/>
    </style:style>
    <style:style style:name="P10" style:family="paragraph" style:parent-style-name="Standard">
      <style:text-properties fo:font-variant="normal" fo:text-transform="none" fo:color="#3c4043" style:font-name="New times" fo:font-size="11pt" fo:letter-spacing="normal" fo:font-style="normal" fo:font-weight="normal" officeooo:rsid="0012ffce" officeooo:paragraph-rsid="0013de85" style:font-size-asian="11pt" style:font-size-complex="11pt"/>
    </style:style>
    <style:style style:name="P11" style:family="paragraph" style:parent-style-name="Standard">
      <style:text-properties fo:font-variant="normal" fo:text-transform="none" fo:color="#3c4043" style:font-name="New times" fo:font-size="11pt" fo:letter-spacing="normal" fo:font-style="normal" fo:font-weight="normal" officeooo:rsid="00170d91" officeooo:paragraph-rsid="0017017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variant="normal" fo:text-transform="none" fo:color="#3c4043" style:font-name="New times" fo:font-size="11pt" fo:letter-spacing="normal" fo:font-style="normal" fo:font-weight="normal" officeooo:rsid="00170d91" officeooo:paragraph-rsid="00170d91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New times" officeooo:paragraph-rsid="00120e77"/>
    </style:style>
    <style:style style:name="P14" style:family="paragraph" style:parent-style-name="Standard">
      <style:text-properties style:font-name="New times" fo:font-size="11pt" officeooo:paragraph-rsid="00120e77" style:font-size-asian="11pt" style:font-size-complex="11pt"/>
    </style:style>
    <style:style style:name="P15" style:family="paragraph" style:parent-style-name="Standard">
      <style:text-properties style:font-name="New times" fo:font-size="11pt" officeooo:rsid="0013de85" officeooo:paragraph-rsid="0013de85" style:font-size-asian="11pt" style:font-size-complex="11pt"/>
    </style:style>
    <style:style style:name="P16" style:family="paragraph" style:parent-style-name="Standard">
      <style:text-properties style:font-name="New times" fo:font-size="11pt" officeooo:rsid="0012ffce" officeooo:paragraph-rsid="0013de85" style:font-size-asian="11pt" style:font-size-complex="11pt"/>
    </style:style>
    <style:style style:name="P17" style:family="paragraph" style:parent-style-name="Standard">
      <style:text-properties style:font-name="New times" fo:font-size="11pt" officeooo:rsid="0012ffce" officeooo:paragraph-rsid="0012ffce" style:font-size-asian="11pt" style:font-size-complex="11pt"/>
    </style:style>
    <style:style style:name="P18" style:family="paragraph" style:parent-style-name="Standard">
      <style:text-properties style:font-name="New times" fo:font-size="11pt" officeooo:rsid="0012ffce" officeooo:paragraph-rsid="00170d91" style:font-size-asian="11pt" style:font-size-complex="11pt"/>
    </style:style>
    <style:style style:name="P19" style:family="paragraph" style:parent-style-name="Standard">
      <style:text-properties style:font-name="New times" fo:font-size="11pt" officeooo:rsid="00120e77" officeooo:paragraph-rsid="00120e77" style:font-size-asian="11pt" style:font-size-complex="11pt"/>
    </style:style>
    <style:style style:name="P20" style:family="paragraph" style:parent-style-name="Standard">
      <style:text-properties style:font-name="New times" fo:font-size="11pt" officeooo:paragraph-rsid="0017017a" style:font-size-asian="11pt" style:font-size-complex="11pt"/>
    </style:style>
    <style:style style:name="P21" style:family="paragraph" style:parent-style-name="Standard">
      <style:text-properties style:font-name="New times" fo:font-size="11pt" officeooo:paragraph-rsid="00170d91" style:font-size-asian="11pt" style:font-size-complex="11pt"/>
    </style:style>
    <style:style style:name="P22" style:family="paragraph" style:parent-style-name="Standard">
      <style:text-properties style:font-name="New times" fo:font-size="11pt" officeooo:rsid="00191a40" officeooo:paragraph-rsid="00191a40" style:font-size-asian="11pt" style:font-size-complex="11pt"/>
    </style:style>
    <style:style style:name="P23" style:family="paragraph" style:parent-style-name="Standard">
      <style:text-properties style:font-name="New times" fo:font-size="11pt" fo:font-weight="bold" officeooo:rsid="00191a40" officeooo:paragraph-rsid="00191a40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New times" fo:font-size="11pt" fo:font-weight="normal" officeooo:rsid="00191a40" officeooo:paragraph-rsid="00191a40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New times" officeooo:rsid="0012ffce" officeooo:paragraph-rsid="0012ffce"/>
    </style:style>
    <style:style style:name="P26" style:family="paragraph" style:parent-style-name="Standard">
      <style:text-properties style:font-name="New times" officeooo:rsid="00120e77" officeooo:paragraph-rsid="00120e77"/>
    </style:style>
    <style:style style:name="P27" style:family="paragraph" style:parent-style-name="Standard">
      <style:text-properties style:font-name="New times" officeooo:paragraph-rsid="0013de85"/>
    </style:style>
    <style:style style:name="P28" style:family="paragraph" style:parent-style-name="Standard">
      <style:text-properties style:font-name="New times" officeooo:paragraph-rsid="00170d91"/>
    </style:style>
    <style:style style:name="P29" style:family="paragraph" style:parent-style-name="Standard">
      <style:text-properties fo:font-weight="bold" officeooo:paragraph-rsid="00191a40" style:font-weight-asian="bold" style:font-weight-complex="bold"/>
    </style:style>
    <style:style style:name="T1" style:family="text">
      <style:text-properties officeooo:rsid="00120e77"/>
    </style:style>
    <style:style style:name="T2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3c4043" style:font-name="Roboto" fo:font-size="10.5pt" fo:letter-spacing="normal" fo:font-style="normal" fo:font-weight="normal" officeooo:rsid="00120e77"/>
    </style:style>
    <style:style style:name="T4" style:family="text">
      <style:text-properties fo:font-variant="normal" fo:text-transform="none" fo:color="#3c4043" style:font-name="Roboto" fo:font-size="10.5pt" fo:letter-spacing="normal" fo:font-style="normal" fo:font-weight="normal" officeooo:rsid="0013de85"/>
    </style:style>
    <style:style style:name="T5" style:family="text">
      <style:text-properties fo:font-variant="normal" fo:text-transform="none" fo:color="#3c4043" style:font-name="Roboto" fo:font-size="10.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3c4043" style:font-name="Roboto" fo:font-size="10.5pt" fo:letter-spacing="normal" fo:font-style="normal" fo:font-weight="normal" officeooo:rsid="00120e77" style:font-weight-asian="normal" style:font-weight-complex="normal"/>
    </style:style>
    <style:style style:name="T7" style:family="text">
      <style:text-properties fo:font-variant="normal" fo:text-transform="none" fo:color="#3c4043" style:font-name="Roboto" fo:font-size="10.5pt" fo:letter-spacing="normal" fo:font-style="normal" fo:font-weight="normal" officeooo:rsid="00170d91" style:font-weight-asian="normal" style:font-weight-complex="normal"/>
    </style:style>
    <style:style style:name="T8" style:family="text">
      <style:text-properties fo:font-variant="normal" fo:text-transform="none" fo:color="#3c4043" style:font-name="Roboto" fo:font-size="10.5pt" fo:letter-spacing="normal" fo:font-style="normal" fo:font-weight="normal" officeooo:rsid="00191a40" style:font-weight-asian="normal" style:font-weight-complex="normal"/>
    </style:style>
    <style:style style:name="T9" style:family="text">
      <style:text-properties fo:font-variant="normal" fo:text-transform="none" fo:color="#3c4043" style:font-name="Roboto" fo:font-size="10.5pt" fo:letter-spacing="normal" fo:font-style="normal" fo:font-weight="normal" officeooo:rsid="0017017a" style:font-weight-asian="normal" style:font-weight-complex="normal"/>
    </style:style>
    <style:style style:name="T10" style:family="text">
      <style:text-properties fo:font-variant="normal" fo:text-transform="none" fo:color="#3c4043" style:font-name="Roboto" fo:font-size="10.5pt" fo:letter-spacing="normal" fo:font-style="normal" fo:font-weight="normal" officeooo:rsid="00191a40"/>
    </style:style>
    <style:style style:name="T11" style:family="text">
      <style:text-properties fo:font-variant="normal" fo:text-transform="none" fo:color="#3c4043" style:font-name="Roboto" fo:font-size="10.5pt" fo:letter-spacing="normal" fo:font-style="normal" fo:font-weight="bold" officeooo:rsid="0013de85" style:font-weight-asian="bold" style:font-weight-complex="bold"/>
    </style:style>
    <style:style style:name="T12" style:family="text">
      <style:text-properties fo:font-variant="normal" fo:text-transform="none" fo:color="#3c4043" style:font-name="Roboto" fo:font-size="10.5pt" fo:letter-spacing="normal" fo:font-style="normal" fo:font-weight="bold" officeooo:rsid="00120e77" style:font-weight-asian="bold" style:font-weight-complex="bold"/>
    </style:style>
    <style:style style:name="T13" style:family="text">
      <style:text-properties fo:font-variant="normal" fo:text-transform="none" fo:color="#3c4043" style:font-name="Roboto" fo:font-size="10.5pt" fo:letter-spacing="normal" fo:font-style="normal" fo:font-weight="bold" officeooo:rsid="00191a40" style:font-weight-asian="bold" style:font-weight-complex="bold"/>
    </style:style>
    <style:style style:name="T14" style:family="text">
      <style:text-properties fo:font-variant="normal" fo:text-transform="none" fo:color="#3c4043" style:font-name="Roboto" fo:letter-spacing="normal" fo:font-style="normal" fo:font-weight="normal"/>
    </style:style>
    <style:style style:name="T15" style:family="text">
      <style:text-properties fo:font-variant="normal" fo:text-transform="none" fo:color="#3c4043" style:font-name="Roboto" fo:letter-spacing="normal" fo:font-style="normal" fo:font-weight="normal" officeooo:rsid="00120e77"/>
    </style:style>
    <style:style style:name="T16" style:family="text">
      <style:text-properties fo:font-variant="normal" fo:text-transform="none" fo:color="#3c4043" style:font-name="Roboto" fo:letter-spacing="normal" fo:font-style="normal" fo:font-weight="normal" officeooo:rsid="00191a40"/>
    </style:style>
    <style:style style:name="T17" style:family="text">
      <style:text-properties fo:font-variant="normal" fo:text-transform="none" fo:color="#3c4043" style:font-name="Roboto" fo:letter-spacing="normal" fo:font-style="normal" fo:font-weight="normal" officeooo:rsid="0013de85"/>
    </style:style>
    <style:style style:name="T18" style:family="text">
      <style:text-properties fo:font-variant="normal" fo:text-transform="none" fo:color="#3c4043" style:font-name="Roboto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3c4043" style:font-name="Roboto" fo:letter-spacing="normal" fo:font-style="normal" fo:font-weight="normal" officeooo:rsid="00120e77" style:font-weight-asian="normal" style:font-weight-complex="normal"/>
    </style:style>
    <style:style style:name="T20" style:family="text">
      <style:text-properties fo:font-variant="normal" fo:text-transform="none" fo:color="#3c4043" style:font-name="Roboto" fo:letter-spacing="normal" fo:font-style="normal" fo:font-weight="normal" officeooo:rsid="00191a40" style:font-weight-asian="normal" style:font-weight-complex="normal"/>
    </style:style>
    <style:style style:name="T21" style:family="text">
      <style:text-properties fo:font-variant="normal" fo:text-transform="none" fo:color="#3c4043" style:font-name="Roboto" fo:letter-spacing="normal" fo:font-style="normal" fo:font-weight="normal" officeooo:rsid="0017017a" style:font-weight-asian="normal" style:font-weight-complex="normal"/>
    </style:style>
    <style:style style:name="T22" style:family="text">
      <style:text-properties fo:font-variant="normal" fo:text-transform="none" fo:color="#3c4043" style:font-name="Roboto" fo:letter-spacing="normal" fo:font-style="normal" fo:font-weight="normal" officeooo:rsid="00170d91" style:font-weight-asian="normal" style:font-weight-complex="normal"/>
    </style:style>
    <style:style style:name="T23" style:family="text">
      <style:text-properties fo:font-variant="normal" fo:text-transform="none" fo:color="#3c4043" fo:font-size="10.5pt" fo:letter-spacing="normal" fo:font-style="normal" fo:font-weight="normal"/>
    </style:style>
    <style:style style:name="T24" style:family="text">
      <style:text-properties fo:font-variant="normal" fo:text-transform="none" fo:color="#3c4043" fo:font-size="10.5pt" fo:letter-spacing="normal" fo:font-style="normal" fo:font-weight="normal" officeooo:rsid="00120e77"/>
    </style:style>
    <style:style style:name="T25" style:family="text">
      <style:text-properties fo:font-variant="normal" fo:text-transform="none" fo:color="#3c4043" fo:font-size="10.5pt" fo:letter-spacing="normal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3c4043" fo:font-size="10.5pt" fo:letter-spacing="normal" fo:font-style="normal" fo:font-weight="normal" officeooo:rsid="00191a40" style:font-weight-asian="normal" style:font-weight-complex="normal"/>
    </style:style>
    <style:style style:name="T27" style:family="text">
      <style:text-properties fo:font-variant="normal" fo:text-transform="none" fo:color="#3c4043" fo:font-size="10.5pt" fo:letter-spacing="normal" fo:font-style="normal" fo:font-weight="bold" officeooo:rsid="00120e77" style:font-weight-asian="bold" style:font-weight-complex="bold"/>
    </style:style>
    <style:style style:name="T28" style:family="text">
      <style:text-properties fo:font-variant="normal" fo:text-transform="none" fo:color="#3c4043" fo:font-size="10.5pt" fo:letter-spacing="normal" fo:font-style="normal" fo:font-weight="bold" officeooo:rsid="00191a40" style:font-weight-asian="bold" style:font-weight-complex="bold"/>
    </style:style>
    <style:style style:name="T29" style:family="text">
      <style:text-properties fo:font-variant="normal" fo:text-transform="none" fo:color="#3c4043" fo:font-size="10.5pt" fo:letter-spacing="normal" fo:font-style="normal" fo:font-weight="bold" officeooo:rsid="0013de85" style:font-weight-asian="bold" style:font-weight-complex="bold"/>
    </style:style>
    <style:style style:name="T30" style:family="text">
      <style:text-properties fo:font-variant="normal" fo:text-transform="none" fo:color="#3c4043" fo:font-size="10.5pt" fo:letter-spacing="normal" fo:font-style="normal" fo:font-weight="bold" officeooo:rsid="00198aa4" style:font-weight-asian="bold" style:font-weight-complex="bold"/>
    </style:style>
    <style:style style:name="T31" style:family="text">
      <style:text-properties fo:font-variant="normal" fo:text-transform="none" fo:color="#3c4043" fo:letter-spacing="normal" fo:font-style="normal"/>
    </style:style>
    <style:style style:name="T32" style:family="text">
      <style:text-properties fo:font-variant="normal" fo:text-transform="none" fo:color="#3c4043" fo:letter-spacing="normal" fo:font-style="normal" fo:font-weight="normal"/>
    </style:style>
    <style:style style:name="T33" style:family="text">
      <style:text-properties fo:font-variant="normal" fo:text-transform="none" fo:color="#3c4043" fo:letter-spacing="normal" fo:font-style="normal" fo:font-weight="normal" officeooo:rsid="00120e77"/>
    </style:style>
    <style:style style:name="T34" style:family="text">
      <style:text-properties fo:font-variant="normal" fo:text-transform="none" fo:color="#3c4043" fo:letter-spacing="normal" fo:font-style="normal" fo:font-weight="normal" officeooo:rsid="00191a40"/>
    </style:style>
    <style:style style:name="T35" style:family="text">
      <style:text-properties fo:font-variant="normal" fo:text-transform="none" fo:color="#3c4043" fo:letter-spacing="normal" fo:font-style="normal" fo:font-weight="normal" officeooo:rsid="0013de85"/>
    </style:style>
    <style:style style:name="T36" style:family="text">
      <style:text-properties fo:font-variant="normal" fo:text-transform="none" fo:color="#3c4043" fo:letter-spacing="normal" fo:font-style="normal" fo:font-weight="normal" style:font-weight-asian="normal" style:font-weight-complex="normal"/>
    </style:style>
    <style:style style:name="T37" style:family="text">
      <style:text-properties fo:font-variant="normal" fo:text-transform="none" fo:color="#3c4043" fo:letter-spacing="normal" fo:font-style="normal" fo:font-weight="normal" officeooo:rsid="00120e77" style:font-weight-asian="normal" style:font-weight-complex="normal"/>
    </style:style>
    <style:style style:name="T38" style:family="text">
      <style:text-properties fo:font-variant="normal" fo:text-transform="none" fo:color="#3c4043" fo:letter-spacing="normal" fo:font-style="normal" fo:font-weight="normal" officeooo:rsid="00191a40" style:font-weight-asian="normal" style:font-weight-complex="normal"/>
    </style:style>
    <style:style style:name="T39" style:family="text">
      <style:text-properties fo:font-variant="normal" fo:text-transform="none" fo:color="#3c4043" fo:letter-spacing="normal" fo:font-style="normal" fo:font-weight="normal" officeooo:rsid="0017017a" style:font-weight-asian="normal" style:font-weight-complex="normal"/>
    </style:style>
    <style:style style:name="T40" style:family="text">
      <style:text-properties fo:font-variant="normal" fo:text-transform="none" fo:color="#3c4043" fo:letter-spacing="normal" fo:font-style="normal" fo:font-weight="normal" officeooo:rsid="00170d91" style:font-weight-asian="normal" style:font-weight-complex="normal"/>
    </style:style>
    <style:style style:name="T41" style:family="text">
      <style:text-properties fo:font-variant="normal" fo:text-transform="none" fo:color="#3c4043" style:font-name="New times" fo:font-size="11pt" fo:letter-spacing="normal" fo:font-style="normal" fo:font-weight="normal" officeooo:rsid="00191a40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3c4043" style:font-name="New times" fo:font-size="11pt" fo:letter-spacing="normal" fo:font-style="normal" officeooo:rsid="00191a40" style:font-size-asian="11pt" style:font-size-complex="11pt"/>
    </style:style>
    <style:style style:name="T43" style:family="text">
      <style:text-properties fo:font-variant="normal" fo:text-transform="none" fo:color="#3c4043" style:font-name="New times" fo:font-size="12pt" fo:letter-spacing="normal" fo:font-style="normal" officeooo:rsid="00191a40" style:font-size-asian="12pt" style:font-size-complex="12pt"/>
    </style:style>
    <style:style style:name="T44" style:family="text">
      <style:text-properties fo:font-variant="normal" fo:text-transform="none" fo:color="#444444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f7f9fa" loext:char-shading-value="0" loext:padding="0in" loext:border="none"/>
    </style:style>
    <style:style style:name="T45" style:family="text">
      <style:text-properties fo:font-variant="normal" fo:text-transform="none" fo:color="#444444" style:text-line-through-style="none" style:text-line-through-type="none" style:font-name="consolas" fo:font-size="11.25pt" fo:letter-spacing="normal" fo:font-style="normal" style:text-underline-style="none" fo:font-weight="normal" officeooo:rsid="0012ffce" style:text-blinking="false" fo:background-color="#f7f9fa" loext:char-shading-value="0" loext:padding="0in" loext:border="none"/>
    </style:style>
    <style:style style:name="T46" style:family="text">
      <style:text-properties fo:font-variant="normal" fo:text-transform="none" fo:color="#444444" style:text-line-through-style="none" style:text-line-through-type="none" style:font-name="consolas" fo:letter-spacing="normal" fo:font-style="normal" style:text-underline-style="none" fo:font-weight="normal" style:text-blinking="false" fo:background-color="#f7f9fa" loext:char-shading-value="0" loext:padding="0in" loext:border="none"/>
    </style:style>
    <style:style style:name="T47" style:family="text">
      <style:text-properties fo:font-variant="normal" fo:text-transform="none" fo:color="#444444" style:text-line-through-style="none" style:text-line-through-type="none" style:font-name="consolas" fo:letter-spacing="normal" fo:font-style="normal" style:text-underline-style="none" fo:font-weight="normal" officeooo:rsid="0012ffce" style:text-blinking="false" fo:background-color="#f7f9fa" loext:char-shading-value="0" loext:padding="0in" loext:border="none"/>
    </style:style>
    <style:style style:name="T48" style:family="text">
      <style:text-properties fo:font-variant="normal" fo:text-transform="none" fo:color="#444444" style:text-line-through-style="none" style:text-line-through-type="none" fo:letter-spacing="normal" fo:font-style="normal" style:text-underline-style="none" fo:font-weight="normal" style:text-blinking="false" fo:background-color="#f7f9fa" loext:char-shading-value="0" loext:padding="0in" loext:border="none"/>
    </style:style>
    <style:style style:name="T49" style:family="text">
      <style:text-properties fo:font-variant="normal" fo:text-transform="none" fo:color="#444444" style:text-line-through-style="none" style:text-line-through-type="none" fo:letter-spacing="normal" fo:font-style="normal" style:text-underline-style="none" fo:font-weight="normal" officeooo:rsid="0012ffce" style:text-blinking="false" fo:background-color="#f7f9fa" loext:char-shading-value="0" loext:padding="0in" loext:border="none"/>
    </style:style>
    <style:style style:name="T50" style:family="text">
      <style:text-properties fo:font-variant="normal" fo:text-transform="none" fo:color="#000000" style:font-name="Calibri" fo:font-size="10.5pt" fo:letter-spacing="normal" fo:font-style="normal" fo:font-weight="bold" style:font-weight-asian="bold" style:font-weight-complex="normal"/>
    </style:style>
    <style:style style:name="T51" style:family="text">
      <style:text-properties fo:font-variant="normal" fo:text-transform="none" fo:color="#000000" style:font-name="Calibri" fo:font-size="13pt" fo:letter-spacing="normal" fo:font-style="normal" fo:font-weight="bold" style:font-size-asian="13pt" style:font-weight-asian="bold" style:font-size-complex="13pt" style:font-weight-complex="normal"/>
    </style:style>
    <style:style style:name="T52" style:family="text">
      <style:text-properties fo:font-variant="normal" fo:text-transform="none" fo:color="#000000" style:font-name="Calibri" fo:font-size="15pt" fo:letter-spacing="normal" fo:font-style="normal" fo:font-weight="bold" style:font-size-asian="15pt" style:font-weight-asian="bold" style:font-size-complex="15pt" style:font-weight-complex="normal"/>
    </style:style>
    <style:style style:name="T53" style:family="text">
      <style:text-properties fo:font-variant="normal" fo:text-transform="none" fo:color="#000000" style:font-name="Calibri" fo:letter-spacing="normal" fo:font-style="normal" fo:font-weight="bold" style:font-weight-asian="bold" style:font-weight-complex="normal"/>
    </style:style>
    <style:style style:name="T54" style:family="text">
      <style:text-properties fo:font-variant="normal" fo:text-transform="none" fo:color="#000000" style:font-name="Calibri" fo:letter-spacing="normal" fo:font-style="normal"/>
    </style:style>
    <style:style style:name="T55" style:family="text">
      <style:text-properties officeooo:rsid="0012ffce"/>
    </style:style>
    <style:style style:name="T56" style:family="text">
      <style:text-properties officeooo:rsid="00170d91"/>
    </style:style>
    <style:style style:name="T57" style:family="text">
      <style:text-properties officeooo:rsid="00188f0e"/>
    </style:style>
    <style:style style:name="T58" style:family="text">
      <style:text-properties fo:font-size="14pt" officeooo:rsid="00120e77" style:font-size-asian="14pt" style:font-size-complex="14pt"/>
    </style:style>
    <style:style style:name="T59" style:family="text">
      <style:text-properties fo:font-size="14pt" fo:font-weight="bold" officeooo:rsid="00120e77" style:font-size-asian="14pt" style:font-weight-asian="bold" style:font-size-complex="14pt" style:font-weight-complex="bold"/>
    </style:style>
    <style:style style:name="T60" style:family="text">
      <style:text-properties officeooo:rsid="00191a40"/>
    </style:style>
    <style:style style:name="T61" style:family="text">
      <style:text-properties fo:color="#000000" style:font-name="Calibri" fo:letter-spacing="normal" fo:font-weight="bold" style:font-weight-asian="bold"/>
    </style:style>
    <style:style style:name="T62" style:family="text">
      <style:text-properties fo:color="#000000" style:font-name="Calibri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9"><text:tab/><text:tab/><text:tab/>Question 1</text:span><text:span text:style-name="T58">:</text:span><text:span text:style-name="T1"> <text:s/></text:span><text:span text:style-name="T57">T</text:span><text:span text:style-name="T23">wo applications of Stack and Queue :</text:span></text:p>
      <text:p text:style-name="P5"/>
      <text:p text:style-name="P5"/>
      <text:p text:style-name="P5"/>
      <text:p text:style-name="P5"/>
      <text:p text:style-name="P13"><text:span text:style-name="T27">Two </text:span><text:span text:style-name="T28">A</text:span><text:span text:style-name="T27">pplications of </text:span><text:span text:style-name="T28">S</text:span><text:span text:style-name="T27">tack:</text:span><text:span text:style-name="T24"> </text:span></text:p>
      <text:p text:style-name="P6"/>
      <text:p text:style-name="P9">1. Parenthesis Matching :</text:p>
      <text:p text:style-name="P9"/>
      <text:p text:style-name="P14"><text:span text:style-name="T33">=&gt; <text:s/></text:span><text:span text:style-name="T34">A</text:span><text:span text:style-name="T33">n expression </text:span><text:span text:style-name="T34">will be</text:span><text:span text:style-name="T33"> given, we have to find out the expression is correctly matched or not. </text:span></text:p>
      <text:p text:style-name="P9"/>
      <text:p text:style-name="P9">For example: we have given an example like - </text:p>
      <text:p text:style-name="P9"/>
      <text:p text:style-name="P14"><text:span text:style-name="T33"><text:s/>(()())() <text:s/>. </text:span><text:span text:style-name="T34">I</text:span><text:span text:style-name="T33">n this expression the opening and closing </text:span><text:span text:style-name="T32">parenthesis</text:span><text:span text:style-name="T33"> are given properly. So this is a balanced parenthesis. </text:span></text:p>
      <text:p text:style-name="P9"/>
      <text:p text:style-name="P14"><text:span text:style-name="T34">I</text:span><text:span text:style-name="T33">f the expression is like ((()(()()) . </text:span><text:span text:style-name="T34">T</text:span><text:span text:style-name="T33">he opening and closing parenthesis are </text:span><text:span text:style-name="T34">not</text:span><text:span text:style-name="T33"> given properly. So this is not a balanced parenthesis.</text:span></text:p>
      <text:p text:style-name="P9"/>
      <text:p text:style-name="P15"><text:span text:style-name="T32">Sample input: </text:span><text:span text:style-name="T33">(()())() </text:span></text:p>
      <text:p text:style-name="P16"><text:span text:style-name="T32">Sample output: </text:span><text:span text:style-name="T35">balanced</text:span></text:p>
      <text:p text:style-name="P10"/>
      <text:p text:style-name="P16"><text:span text:style-name="T32">Sample input: <text:s/></text:span><text:span text:style-name="T33">((()(()()) </text:span></text:p>
      <text:p text:style-name="P16"><text:span text:style-name="T33">Sample output: </text:span><text:span text:style-name="T35">not</text:span><text:span text:style-name="T33"> </text:span><text:span text:style-name="T35">balanced</text:span></text:p>
      <text:p text:style-name="P9"/>
      <text:p text:style-name="P9"/>
      <text:p text:style-name="P9">2. Expression Evaluation:</text:p>
      <text:p text:style-name="P19"/>
      <text:p text:style-name="P17">=&gt; <text:span text:style-name="T60">W</text:span>e will be <text:s/>given an expression. And we have to evaluate the expression and find the output of that expression. </text:p>
      <text:p text:style-name="P19"/>
      <text:p text:style-name="P17">Sample input: <text:s/>(5+7)*2/8</text:p>
      <text:p text:style-name="P17">Sample output: 3</text:p>
      <text:p text:style-name="P25"/>
      <text:p text:style-name="P26"/>
      <text:p text:style-name="P26"/>
      <text:p text:style-name="P26"/>
      <text:p text:style-name="P27"><text:span text:style-name="T27">Two </text:span><text:span text:style-name="T30">A</text:span><text:span text:style-name="T27">pplications of </text:span><text:span text:style-name="T29">Queues</text:span><text:span text:style-name="T27">:</text:span></text:p>
      <text:p text:style-name="P8"/>
      <text:p text:style-name="P7"/>
      <text:p text:style-name="P20"><text:span text:style-name="T37">1. </text:span><text:span text:style-name="T38">G</text:span><text:span text:style-name="T39">enerate </text:span><text:span text:style-name="T38">B</text:span><text:span text:style-name="T39">inary </text:span><text:span text:style-name="T38">N</text:span><text:span text:style-name="T39">umbers</text:span></text:p>
      <text:p text:style-name="P20"><text:span text:style-name="T39">=&gt; <text:s/></text:span><text:span text:style-name="T38">G</text:span><text:span text:style-name="T40">iven a positive number n. we have to generate binary numbers between 1 to n. </text:span></text:p>
      <text:p text:style-name="P11"/>
      <text:p text:style-name="P11"/>
      <text:p text:style-name="P18">Sample input: <text:s/><text:span text:style-name="T56">10</text:span></text:p>
      <text:p text:style-name="P21"><text:span text:style-name="T55">Sample output: </text:span><text:span text:style-name="T48">1 10 11 100 101 110 111 1000 1001 1010 1011 1100 1101 1110 1111 10000</text:span><text:span text:style-name="T49"> </text:span></text:p>
      <text:p text:style-name="P12"/>
      <text:p text:style-name="P12"/>
      <text:p text:style-name="P21"><text:span text:style-name="T40">2. </text:span><text:span text:style-name="T38">All types of customer services like bank line or ticket line are designed using the concept of queue. Because it follows the first in first out orders.</text:span></text:p>
      <text:p text:style-name="P21"><text:span text:style-name="T38"/></text:p>
      <text:p text:style-name="P22"><text:span text:style-name="T36">Sample input: 1 5 3 2 1 2 </text:span></text:p>
      <text:p text:style-name="P22"><text:span text:style-name="T36">Sample output: 5 3 2 1 2 </text:span></text:p>
      <text:p text:style-name="P28"><text:span text:style-name="T26"/></text:p>
      <text:p text:style-name="P1"><text:soft-page-break/><text:span text:style-name="T50"/></text:p>
      <text:p text:style-name="P1"><text:span text:style-name="T50"><text:tab/><text:tab/><text:tab/><text:tab/><text:tab/></text:span><text:span text:style-name="T52">Question 2: </text:span></text:p>
      <text:p text:style-name="P1"><text:span text:style-name="T52"/></text:p>
      <text:p text:style-name="P1"><text:span text:style-name="T52"/></text:p>
      <text:p text:style-name="P1"><text:span text:style-name="T50"/></text:p>
      <text:p text:style-name="P1"><text:span text:style-name="T50"/></text:p>
      <text:p text:style-name="P1"><text:span text:style-name="T50">CheckParenthesis.h (header file)</text:span></text:p>
      <text:p text:style-name="P1"><text:span text:style-name="T50"/></text:p>
      <text:p text:style-name="P2">//</text:p>
      <text:p text:style-name="P2">// Created by f12r on ১২/৮/২১.</text:p>
      <text:p text:style-name="P2">//</text:p>
      <text:p text:style-name="P2"/>
      <text:p text:style-name="P2">#ifndef ASSIGNMENT_1_CHECKPARENTHESIS_H</text:p>
      <text:p text:style-name="P2">#define ASSIGNMENT_1_CHECKPARENTHESIS_H</text:p>
      <text:p text:style-name="P2">class CheckParenthesis</text:p>
      <text:p text:style-name="P2">{</text:p>
      <text:p text:style-name="P2">private:</text:p>
      <text:p text:style-name="P2"><text:s text:c="4"/>int size;</text:p>
      <text:p text:style-name="P2"><text:s text:c="4"/>int *list;</text:p>
      <text:p text:style-name="P2"><text:s text:c="4"/>int top;</text:p>
      <text:p text:style-name="P2"/>
      <text:p text:style-name="P2">public:</text:p>
      <text:p text:style-name="P2"><text:s text:c="4"/>CheckParenthesis();</text:p>
      <text:p text:style-name="P2"><text:s text:c="4"/>CheckParenthesis(int);</text:p>
      <text:p text:style-name="P2"><text:s text:c="4"/>void push(int);</text:p>
      <text:p text:style-name="P2"><text:s text:c="4"/>void pop();</text:p>
      <text:p text:style-name="P2"><text:s text:c="4"/>int topItem();</text:p>
      <text:p text:style-name="P2"><text:s text:c="4"/>bool isEmpty();</text:p>
      <text:p text:style-name="P2"><text:s text:c="4"/>bool isFull();</text:p>
      <text:p text:style-name="P2">};</text:p>
      <text:p text:style-name="P2"/>
      <text:p text:style-name="P2">#endif //ASSIGNMENT_1_CHECKPARENTHESIS_H</text:p>
      <text:p text:style-name="P1"><text:span text:style-name="T50"/></text:p>
      <text:p text:style-name="P1"><text:span text:style-name="T50"/></text:p>
      <text:p text:style-name="P1"><text:span text:style-name="T50"/></text:p>
      <text:p text:style-name="P2"><text:span text:style-name="T53">CheckParenthesis.cpp (definition </text:span><text:span text:style-name="T61">file)</text:span></text:p>
      <text:p text:style-name="P2"><text:span text:style-name="T61"/></text:p>
      <text:p text:style-name="P2"><text:span text:style-name="T61"/></text:p>
      <text:p text:style-name="P4"><text:span text:style-name="T62">//</text:span></text:p>
      <text:p text:style-name="P4"><text:span text:style-name="T62">// Created by f12r on ১২/৮/২১.</text:span></text:p>
      <text:p text:style-name="P4"><text:span text:style-name="T62">//</text:span></text:p>
      <text:p text:style-name="P4"><text:span text:style-name="T62"/></text:p>
      <text:p text:style-name="P4"><text:span text:style-name="T62"/></text:p>
      <text:p text:style-name="P4"><text:span text:style-name="T62"/></text:p>
      <text:p text:style-name="P4"><text:span text:style-name="T62">#include "CheckParenthesis.h"</text:span></text:p>
      <text:p text:style-name="P4"><text:span text:style-name="T62">#include &lt;iostream&gt;</text:span></text:p>
      <text:p text:style-name="P4"><text:span text:style-name="T62">#include &lt;bits/stdc++.h&gt;</text:span></text:p>
      <text:p text:style-name="P4"><text:span text:style-name="T62"/></text:p>
      <text:p text:style-name="P4"><text:span text:style-name="T62">using namespace <text:s/>std;</text:span></text:p>
      <text:p text:style-name="P4"><text:span text:style-name="T62"/></text:p>
      <text:p text:style-name="P4"><text:span text:style-name="T62"/></text:p>
      <text:p text:style-name="P4"><text:span text:style-name="T62">CheckParenthesis::CheckParenthesis(int size){</text:span></text:p>
      <text:p text:style-name="P4"><text:span text:style-name="T62"><text:s text:c="4"/>top = -1;</text:span></text:p>
      <text:p text:style-name="P4"><text:span text:style-name="T62"><text:s text:c="4"/>this-&gt;size <text:s/>= size;</text:span></text:p>
      <text:p text:style-name="P4"><text:span text:style-name="T62"><text:s text:c="4"/>list = new int[size];</text:span></text:p>
      <text:p text:style-name="P4"><text:span text:style-name="T62">}</text:span></text:p>
      <text:p text:style-name="P4"><text:span text:style-name="T62"/></text:p>
      <text:p text:style-name="P4"><text:soft-page-break/><text:span text:style-name="T62">CheckParenthesis::CheckParenthesis() {</text:span></text:p>
      <text:p text:style-name="P4"><text:span text:style-name="T62"><text:s text:c="4"/>top = -1;</text:span></text:p>
      <text:p text:style-name="P4"><text:span text:style-name="T62"><text:s text:c="4"/>size <text:s/>= 0;</text:span></text:p>
      <text:p text:style-name="P4"><text:span text:style-name="T62"><text:s text:c="4"/>list <text:s/>= new <text:s/>int[size];</text:span></text:p>
      <text:p text:style-name="P4"><text:span text:style-name="T62">}</text:span></text:p>
      <text:p text:style-name="P4"><text:span text:style-name="T62"/></text:p>
      <text:p text:style-name="P4"><text:span text:style-name="T62"/></text:p>
      <text:p text:style-name="P4"><text:span text:style-name="T62">bool CheckParenthesis::isEmpty() {</text:span></text:p>
      <text:p text:style-name="P4"><text:span text:style-name="T62"><text:s text:c="4"/>return top==-1;</text:span></text:p>
      <text:p text:style-name="P4"><text:span text:style-name="T62"/></text:p>
      <text:p text:style-name="P4"><text:span text:style-name="T62">}</text:span></text:p>
      <text:p text:style-name="P4"><text:span text:style-name="T62"/></text:p>
      <text:p text:style-name="P4"><text:span text:style-name="T62">bool CheckParenthesis::isFull() {</text:span></text:p>
      <text:p text:style-name="P4"><text:span text:style-name="T62"><text:s text:c="4"/>return <text:s/>top==size-1;</text:span></text:p>
      <text:p text:style-name="P4"><text:span text:style-name="T62"/></text:p>
      <text:p text:style-name="P4"><text:span text:style-name="T62">}</text:span></text:p>
      <text:p text:style-name="P4"><text:span text:style-name="T62"/></text:p>
      <text:p text:style-name="P4"><text:span text:style-name="T62">void CheckParenthesis::push(int item) {</text:span></text:p>
      <text:p text:style-name="P4"><text:span text:style-name="T62"><text:s text:c="4"/>if (isFull()){</text:span></text:p>
      <text:p text:style-name="P4"><text:span text:style-name="T62"><text:s text:c="8"/>cout&lt;&lt;"list is full"&lt;&lt;endl;</text:span></text:p>
      <text:p text:style-name="P4"><text:span text:style-name="T62"><text:s text:c="8"/>return;</text:span></text:p>
      <text:p text:style-name="P4"><text:span text:style-name="T62"><text:s text:c="4"/>}</text:span></text:p>
      <text:p text:style-name="P4"><text:span text:style-name="T62"><text:s text:c="4"/>size++;</text:span></text:p>
      <text:p text:style-name="P4"><text:span text:style-name="T62"><text:s text:c="4"/>top++;</text:span></text:p>
      <text:p text:style-name="P4"><text:span text:style-name="T62"><text:s text:c="4"/>list[top] = item;</text:span></text:p>
      <text:p text:style-name="P4"><text:span text:style-name="T62">}</text:span></text:p>
      <text:p text:style-name="P4"><text:span text:style-name="T62"/></text:p>
      <text:p text:style-name="P4"><text:span text:style-name="T62">void CheckParenthesis::pop() {</text:span></text:p>
      <text:p text:style-name="P4"><text:span text:style-name="T62"/></text:p>
      <text:p text:style-name="P4"><text:span text:style-name="T62"><text:s text:c="4"/>if (isEmpty()){</text:span></text:p>
      <text:p text:style-name="P4"><text:span text:style-name="T62"><text:s text:c="8"/>cout&lt;&lt;"list is empty"&lt;&lt;endl;</text:span></text:p>
      <text:p text:style-name="P4"><text:span text:style-name="T62"><text:s text:c="8"/>return ;</text:span></text:p>
      <text:p text:style-name="P4"><text:span text:style-name="T62"><text:s text:c="4"/>}</text:span></text:p>
      <text:p text:style-name="P4"><text:span text:style-name="T62"/></text:p>
      <text:p text:style-name="P4"><text:span text:style-name="T62"><text:s text:c="4"/>top--;</text:span></text:p>
      <text:p text:style-name="P4"><text:span text:style-name="T62"><text:s text:c="4"/>size--;</text:span></text:p>
      <text:p text:style-name="P4"><text:span text:style-name="T62">}</text:span></text:p>
      <text:p text:style-name="P4"><text:span text:style-name="T62"/></text:p>
      <text:p text:style-name="P4"><text:span text:style-name="T62">int CheckParenthesis::topItem() {</text:span></text:p>
      <text:p text:style-name="P4"><text:span text:style-name="T62"><text:s text:c="4"/>return list[top];</text:span></text:p>
      <text:p text:style-name="P4"><text:span text:style-name="T62">}</text:span></text:p>
      <text:p text:style-name="P4"><text:span text:style-name="T62"/></text:p>
      <text:p text:style-name="P23"><text:span text:style-name="T31"/></text:p>
      <text:p text:style-name="P23"><text:span text:style-name="T31"/></text:p>
      <text:p text:style-name="P3"><text:span text:style-name="T54">main.cpp (driver </text:span><text:span text:style-name="T62">file)</text:span></text:p>
      <text:p text:style-name="P23"><text:span text:style-name="T31"/></text:p>
      <text:p text:style-name="P23"><text:span text:style-name="T31"/></text:p>
      <text:p text:style-name="P24"><text:span text:style-name="T31">#include "CheckParenthesis.h"</text:span></text:p>
      <text:p text:style-name="P24"><text:span text:style-name="T31">#include "CheckParenthesis.cpp"</text:span></text:p>
      <text:p text:style-name="P24"><text:span text:style-name="T31">#include &lt;iostream&gt;</text:span></text:p>
      <text:p text:style-name="P24"><text:span text:style-name="T31">using namespace std;</text:span></text:p>
      <text:p text:style-name="P24"><text:span text:style-name="T31">int main()</text:span></text:p>
      <text:p text:style-name="P24"><text:span text:style-name="T31">{</text:span></text:p>
      <text:p text:style-name="P24"><text:span text:style-name="T31"><text:s text:c="4"/>string expression;</text:span></text:p>
      <text:p text:style-name="P24"><text:span text:style-name="T31"><text:s text:c="4"/>cout &lt;&lt; "Input: ";</text:span></text:p>
      <text:p text:style-name="P24"><text:span text:style-name="T31"><text:s text:c="4"/>// input expression</text:span></text:p>
      <text:p text:style-name="P24"><text:soft-page-break/><text:span text:style-name="T31"><text:s text:c="4"/>cin &gt;&gt; expression;</text:span></text:p>
      <text:p text:style-name="P24"><text:span text:style-name="T31"/></text:p>
      <text:p text:style-name="P24"><text:span text:style-name="T31"><text:s text:c="4"/>int len = 0;</text:span></text:p>
      <text:p text:style-name="P24"><text:span text:style-name="T31"><text:s text:c="4"/>// count how many parenthesis in the mathemetical expression</text:span></text:p>
      <text:p text:style-name="P24"><text:span text:style-name="T31"><text:s text:c="4"/>for (int i = 0; i &lt; expression.size(); i++)</text:span></text:p>
      <text:p text:style-name="P24"><text:span text:style-name="T31"><text:s text:c="4"/>{</text:span></text:p>
      <text:p text:style-name="P24"><text:span text:style-name="T31"><text:s text:c="8"/>if (expression[i] == '(' || expression[i] == ')')</text:span></text:p>
      <text:p text:style-name="P24"><text:span text:style-name="T31"><text:s text:c="8"/>{</text:span></text:p>
      <text:p text:style-name="P24"><text:span text:style-name="T31"><text:s text:c="12"/>len++;</text:span></text:p>
      <text:p text:style-name="P24"><text:span text:style-name="T31"><text:s text:c="8"/>}</text:span></text:p>
      <text:p text:style-name="P24"><text:span text:style-name="T31"><text:s text:c="4"/>}</text:span></text:p>
      <text:p text:style-name="P24"><text:span text:style-name="T31"/></text:p>
      <text:p text:style-name="P24"><text:span text:style-name="T31"><text:s text:c="4"/>CheckParenthesis checkParenthesis(len);</text:span></text:p>
      <text:p text:style-name="P24"><text:span text:style-name="T31"/></text:p>
      <text:p text:style-name="P24"><text:span text:style-name="T31"><text:s text:c="4"/>cout &lt;&lt; "Output: ";</text:span></text:p>
      <text:p text:style-name="P24"><text:span text:style-name="T31"/></text:p>
      <text:p text:style-name="P24"><text:span text:style-name="T31"><text:s text:c="4"/>for (int i = 0; i &lt; expression.size(); i++)</text:span></text:p>
      <text:p text:style-name="P24"><text:span text:style-name="T31"><text:s text:c="4"/>{</text:span></text:p>
      <text:p text:style-name="P24"><text:span text:style-name="T31"><text:s text:c="8"/>if (expression[i] == '(')</text:span></text:p>
      <text:p text:style-name="P24"><text:span text:style-name="T31"><text:s text:c="8"/>{</text:span></text:p>
      <text:p text:style-name="P24"><text:span text:style-name="T31"><text:s text:c="12"/>checkParenthesis.push(expression[i]);</text:span></text:p>
      <text:p text:style-name="P24"><text:span text:style-name="T31"><text:s text:c="8"/>}</text:span></text:p>
      <text:p text:style-name="P24"><text:span text:style-name="T31"><text:s text:c="8"/>else if (expression[i] == ')')</text:span></text:p>
      <text:p text:style-name="P24"><text:span text:style-name="T31"><text:s text:c="8"/>{</text:span></text:p>
      <text:p text:style-name="P24"><text:span text:style-name="T31"><text:s text:c="12"/>if (checkParenthesis.isEmpty())</text:span></text:p>
      <text:p text:style-name="P24"><text:span text:style-name="T31"><text:s text:c="12"/>{</text:span></text:p>
      <text:p text:style-name="P24"><text:span text:style-name="T31"><text:s text:c="16"/>cout &lt;&lt; "Not Balanced" &lt;&lt; endl;</text:span></text:p>
      <text:p text:style-name="P24"><text:span text:style-name="T31"><text:s text:c="16"/>return 0;</text:span></text:p>
      <text:p text:style-name="P24"><text:span text:style-name="T31"><text:s text:c="12"/>}</text:span></text:p>
      <text:p text:style-name="P24"><text:span text:style-name="T31"/></text:p>
      <text:p text:style-name="P24"><text:span text:style-name="T31"><text:s text:c="12"/>checkParenthesis.pop();</text:span></text:p>
      <text:p text:style-name="P24"><text:span text:style-name="T31"><text:s text:c="8"/>}</text:span></text:p>
      <text:p text:style-name="P24"><text:span text:style-name="T31"><text:s text:c="8"/>else</text:span></text:p>
      <text:p text:style-name="P24"><text:span text:style-name="T31"><text:s text:c="8"/>{</text:span></text:p>
      <text:p text:style-name="P24"><text:span text:style-name="T31"><text:s text:c="12"/>continue;</text:span></text:p>
      <text:p text:style-name="P24"><text:span text:style-name="T31"><text:s text:c="8"/>}</text:span></text:p>
      <text:p text:style-name="P24"><text:span text:style-name="T31"><text:s text:c="4"/>}</text:span></text:p>
      <text:p text:style-name="P24"><text:span text:style-name="T31"/></text:p>
      <text:p text:style-name="P24"><text:span text:style-name="T31"><text:s text:c="4"/>if (checkParenthesis.isEmpty())</text:span></text:p>
      <text:p text:style-name="P24"><text:span text:style-name="T31"><text:s text:c="4"/>{</text:span></text:p>
      <text:p text:style-name="P24"><text:span text:style-name="T31"><text:s text:c="8"/>cout &lt;&lt; "Balanced" &lt;&lt; endl;</text:span></text:p>
      <text:p text:style-name="P24"><text:span text:style-name="T31"><text:s text:c="4"/>}</text:span></text:p>
      <text:p text:style-name="P24"><text:span text:style-name="T31"><text:s text:c="4"/>else</text:span></text:p>
      <text:p text:style-name="P24"><text:span text:style-name="T31"><text:s text:c="4"/>{</text:span></text:p>
      <text:p text:style-name="P24"><text:span text:style-name="T31"><text:s text:c="8"/>cout &lt;&lt; "Not Balanced" &lt;&lt; endl;</text:span></text:p>
      <text:p text:style-name="P24"><text:span text:style-name="T31"><text:s text:c="4"/>}</text:span></text:p>
      <text:p text:style-name="P24"><text:span text:style-name="T31">}</text:span></text:p>
      <text:p text:style-name="P24"><text:span text:style-name="T31"/></text:p>
      <text:p text:style-name="P24"><text:span text:style-name="T31"/></text:p>
      <text:p text:style-name="P24"><text:span text:style-name="T31"/></text:p>
      <text:p text:style-name="P29"><text:span text:style-name="T42"/></text:p>
      <text:p text:style-name="P29"><text:span text:style-name="T42"/></text:p>
      <text:p text:style-name="P29"><text:span text:style-name="T42"/></text:p>
      <text:p text:style-name="P29"><text:span text:style-name="T42"/></text:p>
      <text:p text:style-name="P29"><text:span text:style-name="T42"/></text:p>
      <text:p text:style-name="P29"><text:span text:style-name="T42"/></text:p>
      <text:p text:style-name="P29"><text:soft-page-break/><text:span text:style-name="T42"/></text:p>
      <text:p text:style-name="P29"><text:span text:style-name="T42"><text:tab/><text:tab/><text:tab/><text:tab/><text:tab/><text:tab/></text:span><text:span text:style-name="T43">Output :</text:span></text:p>
      <text:p text:style-name="P29"><text:span text:style-name="T42"/></text:p>
      <text:p text:style-name="P29"><draw:frame draw:style-name="fr1" draw:name="Image1" text:anchor-type="char" svg:x="0.052in" svg:y="0.1028in" svg:width="6.6929in" svg:height="0.789in" draw:z-index="0"><draw:image xlink:href="Pictures/10000201000002E2000000579D3C183F387EB2EB.png" xlink:type="simple" xlink:show="embed" xlink:actuate="onLoad" loext:mime-type="image/png"/></draw:frame><text:span text:style-name="T42"/></text:p>
      <text:p text:style-name="P29"><text:span text:style-name="T42"/></text:p>
      <text:p text:style-name="P29"><text:span text:style-name="T42"><text:s/></text:span><draw:frame draw:style-name="fr1" draw:name="Image2" text:anchor-type="char" svg:x="0.0374in" svg:y="0in" svg:width="6.6929in" svg:height="0.8256in" draw:z-index="1"><draw:image xlink:href="Pictures/10000201000002B900000056F0FE0CBA586E9C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New times" svg:font-family="'New times'"/>
    <style:font-face style:name="Roboto" svg:font-family="Roboto, Arial, sans-serif"/>
    <style:font-face style:name="consolas" svg:font-family="consolas"/>
    <style:font-face style:name="open sans" svg:font-family="'open sans', sans-serif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Calibri Light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23:38:56.045302234</meta:creation-date>
    <dc:date>2021-08-13T00:04:04.979962326</dc:date>
    <meta:editing-duration>PT30M5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5" meta:paragraph-count="143" meta:word-count="488" meta:character-count="3571" meta:non-whitespace-character-count="2733"/>
  </office:meta>
</office:document-meta>
</file>